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863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101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2.409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2.432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5" table:default-cell-style-name="ce9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5" table:number-columns-repeated="3" table:default-cell-style-name="ce3"/>
        <table:table-column table:style-name="co18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5" table:number-columns-repeated="4" table:default-cell-style-name="ce3"/>
        <table:table-column table:style-name="co16" table:default-cell-style-name="ce3"/>
        <table:table-column table:style-name="co19" table:number-columns-repeated="98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cmd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msg type: 1=BROAD, 2=MM, 3=MS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PBSB</text:p>
          </table:table-cell>
          <table:table-cell table:style-name="ce5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 calcext:value-type="string">
            <text:p>cyc</text:p>
          </table:table-cell>
          <table:table-cell table:style-name="ce2" office:value-type="string" calcext:value-type="string">
            <text:p>broad</text:p>
          </table:table-cell>
          <table:table-cell table:style-name="ce2" office:value-type="string" calcext:value-type="string">
            <text:p>date_time_temp</text:p>
          </table:table-cell>
          <table:table-cell table:style-name="ce2" office:value-type="string" calcext:value-type="string">
            <text:p>Datum, Uhrzeit und Aussentempertu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07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1,2</text:p>
          </table:table-cell>
          <table:table-cell table:style-name="ce14"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mperatur</text:p>
          </table:table-cell>
          <table:table-cell table:style-name="ce14" office:value-type="string" calcext:value-type="string">
            <text:p>day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bdy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table:style-name="ce14" office:value-type="string" calcext:value-type="string">
            <text:p>date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6,7,9</text:p>
          </table:table-cell>
          <table:table-cell table:style-name="ce14" office:value-type="string" calcext:value-type="string">
            <text:p>bda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Datum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5,4,3</text:p>
          </table:table-cell>
          <table:table-cell table:style-name="ce14" office:value-type="string" calcext:value-type="string">
            <text:p>bti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Uhrzeit</text:p>
          </table:table-cell>
          <table:table-cell table:style-name="ce2" table:number-columns-repeated="982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load_VF_temp</text:p>
          </table:table-cell>
          <table:table-cell office:value-type="string" calcext:value-type="string">
            <text:p>Speicherladung und Vorlauftemper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,01</text:p>
          </table:table-cell>
          <table:table-cell office:value-type="string" calcext:value-type="string">
            <text:p>Speicherladung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office:value-type="string" calcext:value-type="string">
            <text:p>md</text:p>
          </table:table-cell>
          <table:table-cell table:style-name="ce14" office:value-type="string" calcext:value-type="string">
            <text:p>4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ate_time</text:p>
          </table:table-cell>
          <table:table-cell table:style-name="ce2" office:value-type="string" calcext:value-type="string">
            <text:p>Datum, Uhrzei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dy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6,8</text:p>
          </table:table-cell>
          <table:table-cell office:value-type="string" calcext:value-type="string">
            <text:p>b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b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hrzeit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ussentempera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3</text:p>
          </table:table-cell>
          <table:table-cell table:style-name="ce14"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2"/>
          <table:table-cell table:style-name="ce14" table:number-columns-repeated="5"/>
          <table:table-cell table:number-columns-repeated="1006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1_temp</text:p>
          </table:table-cell>
          <table:table-cell office:value-type="string" calcext:value-type="string">
            <text:p>Vorlauftemperatur VF1</text:p>
          </table:table-cell>
          <table:table-cell table:style-name="ce6" office:value-type="string" calcext:value-type="string">
            <text:p>MS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90100</text:p>
          </table:table-cell>
          <table:table-cell office:value-type="string" calcext:value-type="string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/>
          <table:table-cell table:style-name="ce13"/>
          <table:table-cell table:number-columns-repeated="996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RF1_temp</text:p>
          </table:table-cell>
          <table:table-cell table:style-name="ce4" office:value-type="string" calcext:value-type="string">
            <text:p>Rücklauftemperatur RF1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float" office:value="290700" calcext:value-type="float">
            <text:p>2907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VF2_temp</text:p>
          </table:table-cell>
          <table:table-cell table:style-name="ce4" office:value-type="string" calcext:value-type="string">
            <text:p>Vorlauftemperatur VF2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float" office:value="290300" calcext:value-type="float">
            <text:p>2903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brine_in</text:p>
          </table:table-cell>
          <table:table-cell table:style-name="ce4" office:value-type="string" calcext:value-type="string">
            <text:p>Quellentemperatur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0F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amu</text:p>
          </table:table-cell>
          <table:table-cell table:style-name="ce4" office:value-type="string" calcext:value-type="string">
            <text:p>high_eff_pump_stat</text:p>
          </table:table-cell>
          <table:table-cell table:style-name="ce4" office:value-type="string" calcext:value-type="string">
            <text:p>Hocheffizenzpumpenstatus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B80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24"/>
          <table:table-cell table:style-name="ce4" table:number-columns-repeated="982"/>
        </table:table-row>
        <table:table-row table:style-name="ro3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cir2</text:p>
          </table:table-cell>
          <table:table-cell table:style-name="ce4" office:value-type="string" calcext:value-type="string">
            <text:p>heat_pump_stat</text:p>
          </table:table-cell>
          <table:table-cell table:style-name="ce4" office:value-type="string" calcext:value-type="string">
            <text:p>Status Heizkreispumpe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B90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24"/>
          <table:table-cell table:style-name="ce4" table:number-columns-repeated="982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cir2</text:p>
          </table:table-cell>
          <table:table-cell table:style-name="ce2" office:value-type="string" calcext:value-type="string">
            <text:p>date_time_temp</text:p>
          </table:table-cell>
          <table:table-cell table:style-name="ce2" office:value-type="string" calcext:value-type="string">
            <text:p>Datum, Uhrzeit und Aussentempertur</text:p>
          </table:table-cell>
          <table:table-cell table:style-name="ce6" office:value-type="string" calcext:value-type="string">
            <text:p>M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dy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5,6,8</text:p>
          </table:table-cell>
          <table:table-cell office:value-type="string" calcext:value-type="string">
            <text:p>b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b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mperatur</text:p>
          </table:table-cell>
          <table:table-cell table:number-columns-repeated="982"/>
        </table:table-row>
        <table:table-row table:style-name="ro2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0000-00-00T13:57:38.6003998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1T14:02:38.576598262</dc:date>
    <meta:generator>LibreOffice/4.1.4.2$Linux_X86_64 LibreOffice_project/410m0$Build-2</meta:generator>
    <meta:editing-duration>PT1H52M56S</meta:editing-duration>
    <meta:editing-cycles>81</meta:editing-cycles>
    <meta:document-statistic meta:table-count="1" meta:cell-count="354" meta:object-count="0"/>
  </office:meta>
</office:document-meta>
</file>